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269" officeooo:paragraph-rsid="00088269"/>
    </style:style>
    <style:style style:name="T1" style:family="text">
      <style:text-properties officeooo:rsid="00076a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ocker Hub:-</text:p>
      <text:p text:style-name="Standard"/>
      <text:p text:style-name="Standard">sudo docker images</text:p>
      <text:p text:style-name="Standard">sudo docker tag node-app:latest urveshdocker/node-app:latest</text:p>
      <text:p text:style-name="Standard">sudo docker images</text:p>
      <text:p text:style-name="Standard"><text:span text:style-name="T1">s</text:span>udo docker login </text:p>
      <text:p text:style-name="Standard">sudo docker push urveshdocker/node-app:latest</text:p>
      <text:p text:style-name="Standard">sudo docker pull urveshdocker/node-app:latest</text:p>
      <text:p text:style-name="Standard"/>
      <text:p text:style-name="Standard"/>
      <text:p text:style-name="Standard"/>
      <text:p text:style-name="Standard"/>
      <text:p text:style-name="Standard"/>
      <text:p text:style-name="P1">GITLAB:- </text:p>
      <text:p text:style-name="P1"/>
      <text:p text:style-name="Standard">sudo docker login registry.gitlab.com</text:p>
      <text:p text:style-name="Standard">sudo docker tag node-app:latest registry.gitlab.com/d6437/trainee/node-app:latest</text:p>
      <text:p text:style-name="Standard">sudo docker push registry.gitlab.com/d6437/trainee/node-app:la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16:23:48.448333231</meta:creation-date>
    <dc:date>2022-02-28T14:36:55.782829229</dc:date>
    <meta:editing-duration>PT1H14M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38" meta:character-count="409" meta:non-whitespace-character-count="380"/>
  </office:meta>
</office:document-meta>
</file>